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style:font-name="Ubuntu" fo:font-size="48pt" officeooo:rsid="003ff86e" officeooo:paragraph-rsid="003ff86e" style:font-size-asian="48pt" style:font-size-complex="48pt"/>
    </style:style>
    <style:style style:name="P2" style:family="paragraph" style:parent-style-name="Text_20_body">
      <style:text-properties style:font-name="Ubuntu" fo:font-size="14pt" officeooo:rsid="003ff86e" officeooo:paragraph-rsid="003ff86e" style:font-size-asian="12.25pt" style:font-size-complex="14pt"/>
    </style:style>
    <style:style style:name="P3" style:family="paragraph" style:parent-style-name="Text_20_body">
      <style:text-properties style:font-name="Ubuntu" fo:font-size="14pt" fo:font-weight="bold" officeooo:rsid="003ff86e" officeooo:paragraph-rsid="003ff86e" style:font-size-asian="12.25pt" style:font-weight-asian="bold" style:font-size-complex="14pt" style:font-weight-complex="bold"/>
    </style:style>
    <style:style style:name="P4" style:family="paragraph" style:parent-style-name="Title">
      <style:text-properties style:font-name="Ubuntu" fo:font-size="44pt" officeooo:rsid="003ff86e" officeooo:paragraph-rsid="003ff86e" style:font-size-asian="44pt" style:font-size-complex="4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40799a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crição Técnica</text:p>
      <text:p text:style-name="P1"/>
      <text:p text:style-name="P3">Resumo: </text:p>
      <text:p text:style-name="P2"><text:tab/>O projeto criado é um sistema de gerenciador de cursos, um crud com algumas regras e validações.</text:p>
      <text:p text:style-name="P2"/>
      <text:p text:style-name="P3">Linguagens e Frameworks e Ferramentas Usadas:</text:p>
      <text:p text:style-name="P3"><text:tab/>&gt; <text:span text:style-name="T1">C# / .NET</text:span></text:p>
      <text:p text:style-name="P3"><text:span text:style-name="T1"><text:tab/>&gt; Entity Framework</text:span></text:p>
      <text:p text:style-name="P3"><text:span text:style-name="T1"><text:tab/>&gt; Typescript</text:span></text:p>
      <text:p text:style-name="P3"><text:span text:style-name="T1"><text:tab/>&gt; HTML / CSS</text:span></text:p>
      <text:p text:style-name="P3"><text:span text:style-name="T1"><text:tab/>&gt; Angular</text:span></text:p>
      <text:p text:style-name="P3"><text:span text:style-name="T1"><text:tab/>&gt; Angular Material</text:span></text:p>
      <text:p text:style-name="P3"><text:span text:style-name="T1"><text:tab/>&gt; Nodejs</text:span></text:p>
      <text:p text:style-name="P3"><text:span text:style-name="T1"><text:tab/>&gt; Sqlite</text:span></text:p>
      <text:p text:style-name="P3"><text:span text:style-name="T1"/></text:p>
      <text:p text:style-name="P3"><text:span text:style-name="T1">Como Foi Feito?</text:span></text:p>
      <text:p text:style-name="P3"><text:span text:style-name="T1"><text:tab/></text:span><text:span text:style-name="T2">.NET na versão 5, Entity framework para se usar o método CodeFirst;</text:span></text:p>
      <text:p text:style-name="P3"><text:span text:style-name="T2"><text:tab/>.NodeJs para o server no front;</text:span></text:p>
      <text:p text:style-name="P3"><text:span text:style-name="T2"><text:tab/>.Angular para a criação de components </text:span></text:p>
      <text:p text:style-name="P3"><text:span text:style-name="T2"><text:tab/>.Angular material e as suas ferramentas para estilização do site.</text:span></text:p>
      <text:p text:style-name="P3"><text:span text:style-name="T2"><text:tab/>.</text:span><text:span text:style-name="T3">Sqlite para o BD.</text:span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9T11:32:59.096541993</meta:creation-date>
    <dc:title>Modern</dc:title>
    <meta:generator>LibreOffice/6.4.7.2$Linux_X86_64 LibreOffice_project/40$Build-2</meta:generator>
    <meta:editing-duration>PT4H38M10S</meta:editing-duration>
    <meta:editing-cycles>15</meta:editing-cycles>
    <dc:date>2022-07-14T14:45:31.733633391</dc:date>
    <meta:document-statistic meta:table-count="0" meta:image-count="0" meta:object-count="0" meta:page-count="1" meta:paragraph-count="18" meta:word-count="89" meta:character-count="510" meta:non-whitespace-character-count="423"/>
  </office:meta>
</office:document-meta>
</file>